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3" draw:id="id3" draw:layer="layout" svg:width="1.2cm" svg:height="1.1cm" svg:x="17.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cm" svg:height="1.1cm" svg:x="3.9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cm" svg:height="1.1cm" svg:x="10.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cm" svg:height="13.1cm" svg:x="11cm" svg:y="1.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4cm" svg:height="11.3cm" svg:x="10cm" svg:y="2.7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cm" svg:height="9cm" svg:x="1.3cm" svg:y="4cm">
          <text:p text:style-name="P1">Ca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2cm" svg:height="9cm" svg:x="14.9cm" svg:y="4cm">
          <text:p text:style-name="P1">Call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cm" svg:height="2.6cm" svg:x="6.9cm" svg:y="7.2cm">
          <text:p text:style-name="P1">call</text:p>
          <draw:enhanced-geometry svg:viewBox="0 0 21600 21600" draw:text-areas="0 ?f0 ?f5 ?f2" draw:type="right-arrow" draw:modifiers="14964.1718454472 5032.5259515570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.7cm" svg:height="2.6cm" svg:x="11.9cm" svg:y="7.2cm">
          <text:p text:style-name="P1">call</text:p>
          <draw:enhanced-geometry svg:viewBox="0 0 21600 21600" draw:text-areas="0 ?f0 ?f5 ?f2" draw:type="right-arrow" draw:modifiers="14964.1718454472 5032.5259515570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3.671cm" svg:height="1.431cm" svg:x="16.1cm" svg:y="1cm">
          <draw:text-box>
            <text:p text:style-name="P2">Function</text:p>
          </draw:text-box>
        </draw:frame>
        <draw:connector draw:style-name="gr5" draw:text-style-name="P1" draw:layer="layout" draw:type="curve" svg:x1="10.2cm" svg:y1="3.55cm" svg:x2="4.5cm" svg:y2="8cm" draw:start-shape="id1" draw:start-glue-point="3" draw:end-shape="id2" draw:end-glue-point="0" svg:d="M10200 3550c-3800 0-5700 1483-5700 4450" svg:viewBox="0 0 5701 4451">
          <text:p/>
        </draw:connector>
        <draw:connector draw:style-name="gr5" draw:text-style-name="P1" draw:layer="layout" draw:type="curve" svg:x1="12.2cm" svg:y1="3.55cm" svg:x2="18cm" svg:y2="8cm" draw:start-shape="id1" draw:start-glue-point="1" draw:end-shape="id3" draw:end-glue-point="0" svg:d="M12200 3550c3867 0 5800 1483 5800 4450" svg:viewBox="0 0 5801 4451">
          <text:p/>
        </draw:connector>
        <draw:custom-shape draw:style-name="gr6" draw:text-style-name="P1" draw:layer="layout" svg:width="7.8cm" svg:height="1.9cm" svg:x="1.4cm" svg:y="1.2cm">
          <text:p text:style-name="P1">Enforce invariant!</text:p>
          <draw:enhanced-geometry svg:viewBox="0 0 21600 21600" draw:text-areas="800 800 20800 20800" draw:type="round-rectangular-callout" draw:modifiers="24537.7772080502 20952.3408732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8-01T16:25:07.326705362</meta:creation-date>
    <dc:date>2014-08-01T16:38:46.005716178</dc:date>
    <dc:creator>Okabe Kiwamu</dc:creator>
    <meta:editing-duration>PT13M19S</meta:editing-duration>
    <meta:editing-cycles>23</meta:editing-cycles>
    <meta:generator>LibreOffice/4.2.5.2$Linux_X86_64 LibreOffice_project/420m0$Build-2</meta:generator>
    <meta:document-statistic meta:object-count="13"/>
  </office:meta>
</office:document-meta>
</file>